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4pt" style:font-size-asian="24pt" style:font-size-complex="2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55275" text:style-name="L1">
        <text:list-item>
          <text:p text:style-name="P1">Dans quels cas emploie-t-on des déterminants indéfinis?</text:p>
        </text:list-item>
        <text:list-item>
          <text:p text:style-name="P1">Quelle est la règle d'accord des déterminants indéfinis ? Le déterminant « chaque » suit-il la même règle d'accord ?</text:p>
        </text:list-item>
        <text:list-item>
          <text:p text:style-name="P1">Où se placent généralement les déterminants indéfinis par rapport au nom ?</text:p>
        </text:list-item>
        <text:list-item>
          <text:p text:style-name="P1">Citez les déterminants indéfinis mentionnés dans la leçon (au moins 8 d'entre eux).</text:p>
        </text:list-item>
        <text:list-item>
          <text:p text:style-name="P1">Comment distinguer le déterminant indéfini « tout » et le pronom indéfini « tout » ?</text:p>
        </text:list-item>
        <text:list-item>
          <text:p text:style-name="P1">(bonus) Citez 5 autres déterminants indéfinis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1:31:24.88</meta:creation-date>
    <dc:date>2013-04-18T17:20:29.58</dc:date>
    <meta:editing-duration>PT39M32S</meta:editing-duration>
    <meta:editing-cycles>2</meta:editing-cycles>
    <meta:generator>LibreOffice/3.4$Win32 LibreOffice_project/340m1$Build-502</meta:generator>
    <meta:document-statistic meta:table-count="0" meta:image-count="0" meta:object-count="0" meta:page-count="1" meta:paragraph-count="6" meta:word-count="81" meta:character-count="471" meta:non-whitespace-character-count="402"/>
  </office:meta>
</office:document-meta>
</file>